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2in"/>
    </style:style>
    <style:style style:name="co2" style:family="table-column">
      <style:table-column-properties fo:break-before="auto" style:column-width="1.9201in"/>
    </style:style>
    <style:style style:name="co3" style:family="table-column">
      <style:table-column-properties fo:break-before="auto" style:column-width="2.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1,C2,C3,C4,C5,C6,C7,C8,C9,C10,C11,C12,C13,C14,C15,C17,C18,C19,C21,C22,C23,C24,C25,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,D2,D3,D4,D9</text:p>
          </table:table-cell>
          <table:table-cell office:value-type="string" calcext:value-type="string">
            <text:p>BAT54H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5,D8</text:p>
          </table:table-cell>
          <table:table-cell office:value-type="string" calcext:value-type="string">
            <text:p>TPD1E10B0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.5SMBJ30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ITV9550L3030M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APT2012SURC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APT2012SEC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APT2012SYC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4,LED5,LED6</text:p>
          </table:table-cell>
          <table:table-cell office:value-type="string" calcext:value-type="string">
            <text:p>APT2012SGC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1,Q2,Q3,Q4,Q5</text:p>
          </table:table-cell>
          <table:table-cell office:value-type="string" calcext:value-type="string">
            <text:p>Si2302CD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Si2301CD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DMN6075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,Q10</text:p>
          </table:table-cell>
          <table:table-cell office:value-type="string" calcext:value-type="string">
            <text:p>CSD1757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Si2347D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N7002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MMBT2907ALT1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,R2,R3,R4,R5,R6,R36,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7,R27,R28,R29,R32,R39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0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8,R9,R10,R11,R12,R13</text:p>
          </table:table-cell>
          <table:table-cell office:value-type="string" calcext:value-type="string">
            <text:p>42R / 500mW</text:p>
          </table:table-cell>
          <table:table-cell office:value-type="string" calcext:value-type="string">
            <text:p>R12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14,R15,R16,R17,R18,R19,R21,R22,R25,R31,R33,R34,R3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06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3,R30,R3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mR / 2W</text:p>
          </table:table-cell>
          <table:table-cell office:value-type="string" calcext:value-type="string">
            <text:p>R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/ 0,5W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style-name="ce1" office:value-type="float" office:value="431181015816" calcext:value-type="float">
            <text:p>43118101581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Q77207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Q40Z8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1:07:00.66908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0:48:44.772483800</meta:creation-date>
    <dc:date>2025-04-17T01:07:08.086114700</dc:date>
    <meta:editing-duration>PT1M47S</meta:editing-duration>
    <meta:editing-cycles>3</meta:editing-cycles>
    <meta:generator>LibreOffice/25.2.2.2$Windows_X86_64 LibreOffice_project/7370d4be9e3cf6031a51beef54ff3bda878e3fac</meta:generator>
    <meta:document-statistic meta:table-count="1" meta:cell-count="106" meta:object-count="0"/>
  </office:meta>
</office:document-meta>
</file>